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ro4" style:family="table-row">
      <style:table-row-properties style:row-height="3.792cm" fo:break-before="auto" style:use-optimal-row-height="true"/>
    </style:style>
    <style:style style:name="ro5" style:family="table-row">
      <style:table-row-properties style:row-height="1.543cm" fo:break-before="auto" style:use-optimal-row-height="true"/>
    </style:style>
    <style:style style:name="ro6" style:family="table-row">
      <style:table-row-properties style:row-height="1.917cm" fo:break-before="auto" style:use-optimal-row-height="true"/>
    </style:style>
    <style:style style:name="ro7" style:family="table-row">
      <style:table-row-properties style:row-height="2.667cm" fo:break-before="auto" style:use-optimal-row-height="true"/>
    </style:style>
    <style:style style:name="ro8" style:family="table-row">
      <style:table-row-properties style:row-height="2.293cm" fo:break-before="auto" style:use-optimal-row-height="true"/>
    </style:style>
    <style:style style:name="ro9" style:family="table-row">
      <style:table-row-properties style:row-height="1.159cm" fo:break-before="auto" style:use-optimal-row-height="true"/>
    </style:style>
    <style:style style:name="ro10" style:family="table-row">
      <style:table-row-properties style:row-height="1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158466"/>
    </style:style>
    <style:style style:name="ce17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c9211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58466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921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MOF-804 <text:a xlink:href="javascript:void(0);" xlink:type="simple">(110)</text:a></text:p>
          </table:table-cell>
          <table:table-cell table:style-name="ce9" office:value-type="string" calcext:value-type="string">
            <text:p>Zr6O4(OH)4(B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10-(CF3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N/A <text:a xlink:href="javascript:void(0);" xlink:type="simple">(61)</text:a></text:p>
          </table:table-cell>
          <table:table-cell table:style-name="ce9" office:value-type="string" calcext:value-type="string">
            <text:p>Zn2(BTC)(OH)-(H2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Zn-DMOF-A <text:a xlink:href="javascript:void(0);" xlink:type="simple">(75)</text:a></text:p>
          </table:table-cell>
          <table:table-cell table:style-name="ce9" office:value-type="string" calcext:value-type="string">
            <text:p>Zn2(1,4-A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CAU-10–OCH3 <text:a xlink:href="javascript:void(0);" xlink:type="simple">(59)</text:a></text:p>
          </table:table-cell>
          <table:table-cell table:style-name="ce9" office:value-type="string" calcext:value-type="string">
            <text:p>Al(OH)(ISO-OCH3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CAU-10-OH <text:a xlink:href="javascript:void(0);" xlink:type="simple">(59)</text:a></text:p>
          </table:table-cell>
          <table:table-cell table:style-name="ce9" office:value-type="string" calcext:value-type="string">
            <text:p>Al(OH)(ISO-OH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VOCK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HYI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OHJU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MIL-53-F(Al) <text:a xlink:href="javascript:void(0);" xlink:type="simple">(312)</text:a></text:p>
          </table:table-cell>
          <table:table-cell table:style-name="ce9" office:value-type="string" calcext:value-type="string">
            <text:p>Al(OH)(BDC-F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JO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IZMA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RAZXIA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QOVX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OJG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AGC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GATO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9" office:value-type="string" calcext:value-type="string">
            <text:p>Zr-DMBDC <text:a xlink:href="javascript:void(0);" xlink:type="simple">(162)</text:a></text:p>
          </table:table-cell>
          <table:table-cell table:style-name="ce9" office:value-type="string" calcext:value-type="string">
            <text:p>Zr6O6(DMBDC)1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A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ctually ValZNOAc (also stable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EVV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5" calcext:value-type="float">
            <text:p>95</text:p>
          </table:table-cell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6" calcext:value-type="float">
            <text:p>96</text:p>
          </table:table-cell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A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ZKU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JDA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WYU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QAVW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J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E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SVO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TSI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KG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HCUR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9" office:value-type="string" calcext:value-type="string">
            <text:p>N/A <text:a xlink:href="javascript:void(0);" xlink:type="simple">(276)</text:a></text:p>
          </table:table-cell>
          <table:table-cell table:style-name="ce9" office:value-type="string" calcext:value-type="string">
            <text:p>Zn3(BPDC)3(2,2′-dimethyl-BPY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2" office:value-type="float" office:value="116" calcext:value-type="float">
            <text:p>116</text:p>
          </table:table-cell>
          <table:table-cell table:style-name="ce9" office:value-type="string" calcext:value-type="string">
            <text:p>NU-1000-SALI-3 <text:a xlink:href="javascript:void(0);" xlink:type="simple">(104)</text:a></text:p>
          </table:table-cell>
          <table:table-cell table:style-name="ce9" office:value-type="string" calcext:value-type="string">
            <text:p>Zr6(μ3-OH)8(OH)8(TBAPY)2-CF3(CF2)2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7" calcext:value-type="float">
            <text:p>117</text:p>
          </table:table-cell>
          <table:table-cell table:style-name="ce9" office:value-type="string" calcext:value-type="string">
            <text:p>NU-1000-SALI-7 <text:a xlink:href="javascript:void(0);" xlink:type="simple">(104)</text:a></text:p>
          </table:table-cell>
          <table:table-cell table:style-name="ce9" office:value-type="string" calcext:value-type="string">
            <text:p>Zr6(μ3-OH)8(OH)8(TBAPY)2-CF3(CF2)6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8" calcext:value-type="float">
            <text:p>118</text:p>
          </table:table-cell>
          <table:table-cell table:style-name="ce9" office:value-type="string" calcext:value-type="string">
            <text:p>NU-1000-SALI-9 <text:a xlink:href="javascript:void(0);" xlink:type="simple">(104)</text:a></text:p>
          </table:table-cell>
          <table:table-cell table:style-name="ce9" office:value-type="string" calcext:value-type="string">
            <text:p>Zr6(μ3-OH)8(OH)8(TBAPY)2-CF3(CF2)8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EYCOW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DA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MTI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RPIC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5" calcext:value-type="float">
            <text:p>125</text:p>
          </table:table-cell>
          <table:table-cell table:style-name="ce9" office:value-type="string" calcext:value-type="string">
            <text:p>UiO-2,6-NDC <text:a xlink:href="javascript:void(0);" xlink:type="simple">(101, 103)</text:a></text:p>
          </table:table-cell>
          <table:table-cell table:style-name="ce9" office:value-type="string" calcext:value-type="string">
            <text:p>Zr6O6(2,6-NDC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9" office:value-type="string" calcext:value-type="string">
            <text:p>UiO-66-(CO2H)2 <text:a xlink:href="javascript:void(0);" xlink:type="simple">(322)</text:a></text:p>
          </table:table-cell>
          <table:table-cell table:style-name="ce9" office:value-type="string" calcext:value-type="string">
            <text:p>Zr6O6(BDC-(CO2H)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9" calcext:value-type="float">
            <text:p>129</text:p>
          </table:table-cell>
          <table:table-cell table:style-name="ce9" office:value-type="string" calcext:value-type="string">
            <text:p>UiO-66-CF3 <text:a xlink:href="javascript:void(0);" xlink:type="simple">(322)</text:a></text:p>
          </table:table-cell>
          <table:table-cell table:style-name="ce9" office:value-type="string" calcext:value-type="string">
            <text:p>Zr6O6(BDC-CF3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1" calcext:value-type="float">
            <text:p>131</text:p>
          </table:table-cell>
          <table:table-cell table:style-name="ce9" office:value-type="string" calcext:value-type="string">
            <text:p>UiO-66-CO2H <text:a xlink:href="javascript:void(0);" xlink:type="simple">(323)</text:a></text:p>
          </table:table-cell>
          <table:table-cell table:style-name="ce9" office:value-type="string" calcext:value-type="string">
            <text:p>Zr6O6(BDC-CO2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OQ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3" calcext:value-type="float">
            <text:p>133</text:p>
          </table:table-cell>
          <table:table-cell table:style-name="ce9" office:value-type="string" calcext:value-type="string">
            <text:p>UiO-66-I <text:a xlink:href="javascript:void(0);" xlink:type="simple">(323)</text:a></text:p>
          </table:table-cell>
          <table:table-cell table:style-name="ce9" office:value-type="string" calcext:value-type="string">
            <text:p>Zr6O6(BDC-I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5" calcext:value-type="float">
            <text:p>135</text:p>
          </table:table-cell>
          <table:table-cell table:style-name="ce9" office:value-type="string" calcext:value-type="string">
            <text:p>UiO-66-SO3H <text:a xlink:href="javascript:void(0);" xlink:type="simple">(323)</text:a></text:p>
          </table:table-cell>
          <table:table-cell table:style-name="ce9" office:value-type="string" calcext:value-type="string">
            <text:p>Zr6O6(BDC-SO3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VZ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OD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U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VEJZOA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42" calcext:value-type="float">
            <text:p>142</text:p>
          </table:table-cell>
          <table:table-cell table:style-name="ce9" office:value-type="string" calcext:value-type="string">
            <text:p>Zn(NDI-H) <text:a xlink:href="javascript:void(0);" xlink:type="simple">(96)</text:a></text:p>
          </table:table-cell>
          <table:table-cell table:style-name="ce9" office:value-type="string" calcext:value-type="string">
            <text:p>Zn(NDI-H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Zr-fum <text:a xlink:href="javascript:void(0);" xlink:type="simple">(324)</text:a></text:p>
          </table:table-cell>
          <table:table-cell table:style-name="ce9" office:value-type="string" calcext:value-type="string">
            <text:p>Zr6O6(FUM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WA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DP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YUJ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48" calcext:value-type="float">
            <text:p>148</text:p>
          </table:table-cell>
          <table:table-cell table:style-name="ce9" office:value-type="string" calcext:value-type="string">
            <text:p>MIL-101-NO2(Cr) <text:a xlink:href="javascript:void(0);" xlink:type="simple">(51, 52)</text:a></text:p>
          </table:table-cell>
          <table:table-cell table:style-name="ce9" office:value-type="string" calcext:value-type="string">
            <text:p>Cr3F(H2O)2O(BDC-NO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9" calcext:value-type="float">
            <text:p>149</text:p>
          </table:table-cell>
          <table:table-cell table:style-name="ce9" office:value-type="string" calcext:value-type="string">
            <text:p>MIL-47-F(V) <text:a xlink:href="javascript:void(0);" xlink:type="simple">(312)</text:a></text:p>
          </table:table-cell>
          <table:table-cell table:style-name="ce9" office:value-type="string" calcext:value-type="string">
            <text:p>V(O)(BDC-F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P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OWRAV0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9" office:value-type="string" calcext:value-type="string">
            <text:p>MOF-805 <text:a xlink:href="javascript:void(0);" xlink:type="simple">(110)</text:a></text:p>
          </table:table-cell>
          <table:table-cell table:style-name="ce9" office:value-type="string" calcext:value-type="string">
            <text:p>Zr6O4(OH)4(2,6-N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U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7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6" calcext:value-type="float">
            <text:p>156</text:p>
          </table:table-cell>
          <table:table-cell table:style-name="ce9" office:value-type="string" calcext:value-type="string">
            <text:p>Ni-DMOF <text:a xlink:href="javascript:void(0);" xlink:type="simple">(71, 72)</text:a></text:p>
          </table:table-cell>
          <table:table-cell table:style-name="ce9" office:value-type="string" calcext:value-type="string">
            <text:p>Ni2(B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VU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YPAY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9" office:value-type="string" calcext:value-type="string">
            <text:p>Zn-DMOF-N <text:a xlink:href="javascript:void(0);" xlink:type="simple">(75)</text:a></text:p>
          </table:table-cell>
          <table:table-cell table:style-name="ce9" office:value-type="string" calcext:value-type="string">
            <text:p>Zn2(1,4-N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2"/>
          <table:table-cell table:style-name="ce2" office:value-type="float" office:value="161" calcext:value-type="float">
            <text:p>161</text:p>
          </table:table-cell>
          <table:table-cell table:style-name="ce9" office:value-type="string" calcext:value-type="string">
            <text:p>Zn-DMOF-TM0.5 <text:a xlink:href="javascript:void(0);" xlink:type="simple">(75, 76)</text:a></text:p>
          </table:table-cell>
          <table:table-cell table:style-name="ce9" office:value-type="string" calcext:value-type="string">
            <text:p>Zn2(BDC)(BDC-(CH3)4)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JDO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ASNEX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7" office:value-type="float" office:value="164" calcext:value-type="float">
            <text:p>164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style-name="ce26" office:value-type="string" calcext:value-type="string">
            <text:p>medium</text:p>
          </table:table-cell>
          <table:table-cell table:style-name="ce29" office:value-type="string" calcext:value-type="string">
            <text:p>LUYSOP</text:p>
          </table:table-cell>
          <table:table-cell table:style-name="ce17" table:number-columns-repeated="1018"/>
        </table:table-row>
        <table:table-row table:style-name="ro1">
          <table:table-cell table:style-name="ce2"/>
          <table:table-cell table:style-name="ce2" office:value-type="float" office:value="165" calcext:value-type="float">
            <text:p>165</text:p>
          </table:table-cell>
          <table:table-cell table:style-name="ce9" office:value-type="string" calcext:value-type="string">
            <text:p>Cu-DMOF <text:a xlink:href="javascript:void(0);" xlink:type="simple">(72)</text:a></text:p>
          </table:table-cell>
          <table:table-cell table:style-name="ce9" office:value-type="string" calcext:value-type="string">
            <text:p>Cu2(BDC)2(DABCO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XNE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O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SIPU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UZHOR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1" calcext:value-type="float">
            <text:p>171</text:p>
          </table:table-cell>
          <table:table-cell table:style-name="ce9" office:value-type="string" calcext:value-type="string">
            <text:p>IRMOF-1-CH3/MOF-5-CH3 <text:a xlink:href="javascript:void(0);" xlink:type="simple">(66)</text:a></text:p>
          </table:table-cell>
          <table:table-cell table:style-name="ce9" office:value-type="string" calcext:value-type="string">
            <text:p>Zn4O(BDC-CH3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Actually IRMOF-3-AM1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73" calcext:value-type="float">
            <text:p>173</text:p>
          </table:table-cell>
          <table:table-cell table:style-name="ce9" office:value-type="string" calcext:value-type="string">
            <text:p>IRMOF-3/MOF-5-NH2 <text:a xlink:href="javascript:void(0);" xlink:type="simple">(65)</text:a></text:p>
          </table:table-cell>
          <table:table-cell table:style-name="ce9" office:value-type="string" calcext:value-type="string">
            <text:p>Zn4O(BDC-NH2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AWB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UPR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KU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E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eth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prop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hex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82" calcext:value-type="float">
            <text:p>182</text:p>
          </table:table-cell>
          <table:table-cell table:style-name="ce9" office:value-type="string" calcext:value-type="string">
            <text:p>UiO-66-F2 <text:a xlink:href="javascript:void(0);" xlink:type="simple">(322)</text:a></text:p>
          </table:table-cell>
          <table:table-cell table:style-name="ce9" office:value-type="string" calcext:value-type="string">
            <text:p>Zr6O6(BDC-F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3" calcext:value-type="float">
            <text:p>183</text:p>
          </table:table-cell>
          <table:table-cell table:style-name="ce9" office:value-type="string" calcext:value-type="string">
            <text:p>UiO-66-F <text:a xlink:href="javascript:void(0);" xlink:type="simple">(322)</text:a></text:p>
          </table:table-cell>
          <table:table-cell table:style-name="ce9" office:value-type="string" calcext:value-type="string">
            <text:p>Zr6O6(BDC-F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4"/>
          <table:table-cell table:style-name="ce4" office:value-type="float" office:value="184" calcext:value-type="float">
            <text:p>184</text:p>
          </table:table-cell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MIBQ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ABR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EDADI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JC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XIV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KISXI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193" calcext:value-type="float">
            <text:p>193</text:p>
          </table:table-cell>
          <table:table-cell table:style-name="ce31" office:value-type="string" calcext:value-type="string">
            <text:p>Zn-DMOF-Br <text:a xlink:href="javascript:void(0);" xlink:type="simple">(75)</text:a></text:p>
          </table:table-cell>
          <table:table-cell table:style-name="ce31" office:value-type="string" calcext:value-type="string">
            <text:p>Zn2(BDC-Br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194" calcext:value-type="float">
            <text:p>194</text:p>
          </table:table-cell>
          <table:table-cell table:style-name="ce31" office:value-type="string" calcext:value-type="string">
            <text:p>Zn-DMOF-Cl2 <text:a xlink:href="javascript:void(0);" xlink:type="simple">(75)</text:a></text:p>
          </table:table-cell>
          <table:table-cell table:style-name="ce31" office:value-type="string" calcext:value-type="string">
            <text:p>Zn2(BDC-Cl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5"/>
          <table:table-cell table:style-name="ce15" office:value-type="float" office:value="195" calcext:value-type="float">
            <text:p>195</text:p>
          </table:table-cell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2">
          <table:table-cell table:style-name="ce15"/>
          <table:table-cell table:style-name="ce15" office:value-type="float" office:value="196" calcext:value-type="float">
            <text:p>196</text:p>
          </table:table-cell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2">
          <table:table-cell table:style-name="ce19"/>
          <table:table-cell table:style-name="ce19" office:value-type="float" office:value="197" calcext:value-type="float">
            <text:p>197</text:p>
          </table:table-cell>
          <table:table-cell table:style-name="ce31" office:value-type="string" calcext:value-type="string">
            <text:p>Zn-DMOF-MM <text:a xlink:href="javascript:void(0);" xlink:type="simple">(76)</text:a></text:p>
          </table:table-cell>
          <table:table-cell table:style-name="ce31" office:value-type="string" calcext:value-type="string">
            <text:p>Zn2(BDC-CH3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9"/>
          <table:table-cell table:style-name="ce19" office:value-type="float" office:value="198" calcext:value-type="float">
            <text:p>198</text:p>
          </table:table-cell>
          <table:table-cell table:style-name="ce31" office:value-type="string" calcext:value-type="string">
            <text:p>Zn-DMOF-MM0.5 <text:a xlink:href="javascript:void(0);" xlink:type="simple">(76)</text:a></text:p>
          </table:table-cell>
          <table:table-cell table:style-name="ce31" office:value-type="string" calcext:value-type="string">
            <text:p>Zn2(BDC)(BDC-CH3)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9"/>
          <table:table-cell table:style-name="ce19" office:value-type="float" office:value="199" calcext:value-type="float">
            <text:p>199</text:p>
          </table:table-cell>
          <table:table-cell table:style-name="ce31" office:value-type="string" calcext:value-type="string">
            <text:p>Zn-DMOF-NH2 <text:a xlink:href="javascript:void(0);" xlink:type="simple">(31)</text:a></text:p>
          </table:table-cell>
          <table:table-cell table:style-name="ce31" office:value-type="string" calcext:value-type="string">
            <text:p>Zn2(BDC-NH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200" calcext:value-type="float">
            <text:p>200</text:p>
          </table:table-cell>
          <table:table-cell table:style-name="ce31" office:value-type="string" calcext:value-type="string">
            <text:p>Zn-DMOF-OH <text:a xlink:href="javascript:void(0);" xlink:type="simple">(75)</text:a></text:p>
          </table:table-cell>
          <table:table-cell table:style-name="ce31" office:value-type="string" calcext:value-type="string">
            <text:p>Zn2(BDC-OH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5"/>
          <table:table-cell table:style-name="ce15" office:value-type="float" office:value="201" calcext:value-type="float">
            <text:p>201</text:p>
          </table:table-cell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15" office:value-type="float" office:value="202" calcext:value-type="float">
            <text:p>202</text:p>
          </table:table-cell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IWOH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LASYO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207" calcext:value-type="float">
            <text:p>207</text:p>
          </table:table-cell>
          <table:table-cell table:style-name="ce31" office:value-type="string" calcext:value-type="string">
            <text:p>N/A <text:a xlink:href="javascript:void(0);" xlink:type="simple">(275)</text:a></text:p>
          </table:table-cell>
          <table:table-cell table:style-name="ce31" office:value-type="string" calcext:value-type="string">
            <text:p>Cu2(TPTC-O-ethyl)</text:p>
          </table:table-cell>
          <table:table-cell table:style-name="ce31" office:value-type="string" calcext:value-type="string">
            <text:p>low</text:p>
          </table:table-cell>
          <table:table-cell table:style-name="ce19" table:number-columns-repeated="1019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ce40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MOF</text:p>
          </table:table-cell>
          <table:table-cell table:style-name="ce1" office:value-type="string" calcext:value-type="string">
            <text:p>hydrophilic/ hydrophobic<text:a xlink:href="https://pubs.acs.org/doi/10.1021/acs.chemrev.9b00746#t1fn1" xlink:type="simple">b</text:a></text:p>
          </table:table-cell>
          <table:table-cell table:style-name="ce1" office:value-type="string" calcext:value-type="string">
            <text:p>linker</text:p>
          </table:table-cell>
          <table:table-cell table:style-name="ce1" office:value-type="string" calcext:value-type="string">
            <text:p>crystallin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poros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assessment condition</text:p>
          </table:table-cell>
          <table:table-cell table:style-name="ce1" office:value-type="string" calcext:value-type="string">
            <text:p>ref</text:p>
          </table:table-cell>
        </table:table-row>
        <table:table-row table:style-name="ro1">
          <table:table-cell/>
          <table:table-cell table:style-name="ce40" office:value-type="string" calcext:value-type="string" table:number-columns-spanned="7" table:number-rows-spanned="1">
            <text:p>carboxylate linkers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59% increase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6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5% increase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89% increase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73% increase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8% increase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 as</text:p>
          </table:table-cell>
          <table:table-cell office:value-type="string" calcext:value-type="string">
            <text:p>&gt;99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r3(BTC)2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6.2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A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0 M H2SO4, 7 d</text:p>
          </table:table-cell>
          <table:table-cell office:value-type="string" calcext:value-type="string">
            <text:p><text:a xlink:href="javascript:void(0);" xlink:type="simple">(11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 HCl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3-PCN-333(C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0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0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4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loss BET</text:p>
          </table:table-cell>
          <table:table-cell office:value-type="string" calcext:value-type="string">
            <text:p>0.07 M HCl, 0.07 M NaOH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81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4">
          <table:table-cell/>
          <table:table-cell office:value-type="string" calcext:value-type="string">
            <text:p>PDMVBA-MIL-12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EC</text:p>
          </table:table-cell>
          <table:table-cell office:value-type="string" calcext:value-type="string">
            <text:p>well-retained after 1 ads cycle of NaCl</text:p>
          </table:table-cell>
          <table:table-cell office:value-type="string" calcext:value-type="string">
            <text:p>10–20% loss of salt adsorption capacitiy in the first 3 ads cycles, and steady in the next 7 adsorption cycles for all conditions</text:p>
          </table:table-cell>
          <table:table-cell office:value-type="string" calcext:value-type="string">
            <text:p>0.1 g MOF in 10000 ppm salt (LiCl) solution (20 mL)</text:p>
          </table:table-cell>
          <table:table-cell office:value-type="string" calcext:value-type="string">
            <text:p><text:a xlink:href="javascript:void(0);" xlink:type="simple">(10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NaCl) solution (20 mL)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MgCl2) solution (20 mL)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CaCl2) solution (20 m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AU-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O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CH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4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1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467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∼11, HCl/NaOH, 36 h</text:p>
          </table:table-cell>
          <table:table-cell office:value-type="string" calcext:value-type="string">
            <text:p><text:a xlink:href="javascript:void(0);" xlink:type="simple">(13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0% H2O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33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DUT-5-o-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l-TPDC-o- 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PDC-o- 2CF3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50(Fe2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1∼12, 24 h</text:p>
          </table:table-cell>
          <table:table-cell office:value-type="string" calcext:value-type="string">
            <text:p><text:a xlink:href="javascript:void(0);" xlink:type="simple">(13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333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UV-2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TF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a. 25% loss on CO2 uptake in all conditions</text:p>
          </table:table-cell>
          <table:table-cell office:value-type="string" calcext:value-type="string">
            <text:p>5 mg MOF in 5 mL solution, pH = 2</text:p>
          </table:table-cell>
          <table:table-cell office:value-type="string" calcext:value-type="string">
            <text:p><text:a xlink:href="javascript:void(0);" xlink:type="simple">(138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5 mL solution, pH = 1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3-PCN-333(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Eu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 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Tb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 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UBM-1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</text:p>
          </table:table-cell>
          <table:table-cell office:value-type="string" calcext:value-type="string">
            <text:p><text:a xlink:href="javascript:void(0);" xlink:type="simple">(11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101(Tb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O22+ aqueous solution</text:p>
          </table:table-cell>
          <table:table-cell office:value-type="string" calcext:value-type="string">
            <text:p><text:a xlink:href="javascript:void(0);" xlink:type="simple">(14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70B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TTA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 RT, 24 h</text:p>
          </table:table-cell>
          <table:table-cell office:value-type="string" calcext:value-type="string">
            <text:p><text:a xlink:href="javascript:void(0);" xlink:type="simple">(11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BET loss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92% BET los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9% BET loss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UMOF-7I(L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T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RT, 24 h</text:p>
          </table:table-cell>
          <table:table-cell office:value-type="string" calcext:value-type="string">
            <text:p><text:a xlink:href="javascript:void(0);" xlink:type="simple">(1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LaBTB(La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 (HCl), 333 K, 3 d</text:p>
          </table:table-cell>
          <table:table-cell office:value-type="string" calcext:value-type="string">
            <text:p><text:a xlink:href="javascript:void(0);" xlink:type="simple">(130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373 K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LaBTN(La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5% loss CO2 uptake</text:p>
          </table:table-cell>
          <table:table-cell office:value-type="string" calcext:value-type="string">
            <text:p>pH = 2(HCl), 373 K, 24 h</text:p>
          </table:table-cell>
          <table:table-cell office:value-type="string" calcext:value-type="string">
            <text:p><text:a xlink:href="javascript:void(0);" xlink:type="simple">(142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% loss CO2 uptake</text:p>
          </table:table-cell>
          <table:table-cell office:value-type="string" calcext:value-type="string">
            <text:p>pH = 12(NaOH)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Eu6(μ3-OH)8(1,4-NDC)6(E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3.5(HCl), RT, 24 h</text:p>
          </table:table-cell>
          <table:table-cell office:value-type="string" calcext:value-type="string">
            <text:p><text:a xlink:href="javascript:void(0);" xlink:type="simple">(14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10(NaOH)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3.5(HCl), 373K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10(NaOH)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V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m(BTB)(Sm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48 h</text:p>
          </table:table-cell>
          <table:table-cell office:value-type="string" calcext:value-type="string">
            <text:p><text:a xlink:href="javascript:void(0);" xlink:type="simple">(11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, pH = 1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OH, pH = 14, 2 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0% BET loss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4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 after treatment of MgCl2 solution</text:p>
          </table:table-cell>
          <table:table-cell office:value-type="string" calcext:value-type="string">
            <text:p>0.06g MOF in five saline water solutions (KCl, NaCl, CaCl2, MgCl2 or AlCl3) (0.20 wt %, 100 mL each), 323 K, 100 d</text:p>
          </table:table-cell>
          <table:table-cell office:value-type="string" calcext:value-type="string">
            <text:p><text:a xlink:href="javascript:void(0);" xlink:type="simple">(10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6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increase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7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4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3% increase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 h, pH = 1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8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7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loss after pH = 1.5 (HCl)</text:p>
          </table:table-cell>
          <table:table-cell office:value-type="string" calcext:value-type="string">
            <text:p>pH = 1.5 (HCl)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ox-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71% loss in BET area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(COOCu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,5-benzene- tetracarboxylate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COO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-benzene- tricarboxyli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⊃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ox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53% BET loss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2, 7 d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BET loss</text:p>
          </table:table-cell>
          <table:table-cell office:value-type="string" calcext:value-type="string">
            <text:p>pH = 12, 2 day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2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5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7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UiO-67-o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 M HCl, 1 d 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loss BET 3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65% loss BET</text:p>
          </table:table-cell>
          <table:table-cell office:value-type="string" calcext:value-type="string">
            <text:p>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0% loss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86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-BIPY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IPY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–12 (HCl, 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3 (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10 mL pH = 14 (NaOH), 30 m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02(Ni)-Hf(Zr,Ni,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02(Ni)-Zr(Zr, 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BET loss as a function of increased H2SO4 concentration</text:p>
          </table:table-cell>
          <table:table-cell office:value-type="string" calcext:value-type="string">
            <text:p>50 mg MOF in 5 mL solution, 0.005 M H2SO4, 24 h</text:p>
          </table:table-cell>
          <table:table-cell office:value-type="string" calcext:value-type="string">
            <text:p><text:a xlink:href="javascript:void(0);" xlink:type="simple">(153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PCN-222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222(Fe)(Zr,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loss BET</text:p>
          </table:table-cell>
          <table:table-cell office:value-type="string" calcext:value-type="string">
            <text:p>100 mg MOF in 15 mL solution, 2 M HCl, 24 h</text:p>
          </table:table-cell>
          <table:table-cell office:value-type="string" calcext:value-type="string">
            <text:p><text:a xlink:href="javascript:void(0);" xlink:type="simple">(70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4 M HCl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100 mg MOF in 15 mL solution, 8 M HCl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concentrated HCl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3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loss at pH = 10</text:p>
          </table:table-cell>
          <table:table-cell office:value-type="string" calcext:value-type="string">
            <text:p>1 M HCl pH = 10</text:p>
          </table:table-cell>
          <table:table-cell office:value-type="string" calcext:value-type="string">
            <text:p><text:a xlink:href="javascript:void(0);" xlink:type="simple">(15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pH = 1–11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pH = 0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3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3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loss of N2 uptake</text:p>
          </table:table-cell>
          <table:table-cell office:value-type="string" calcext:value-type="string">
            <text:p>pH = 0–12 (HCl, NaOH)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77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12 h</text:p>
          </table:table-cell>
          <table:table-cell office:value-type="string" calcext:value-type="string">
            <text:p><text:a xlink:href="javascript:void(0);" xlink:type="simple">(157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808P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5 g MOF in 50 mL solution, 0.005 M H2SO4, 24 h</text:p>
          </table:table-cell>
          <table:table-cell office:value-type="string" calcext:value-type="string">
            <text:p><text:a xlink:href="javascript:void(0);" xlink:type="simple">(126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 (1 mol/L), 1 day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12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C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13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TTN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3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2 M HCl, 24 h</text:p>
          </table:table-cell>
          <table:table-cell office:value-type="string" calcext:value-type="string">
            <text:p><text:a xlink:href="javascript:void(0);" xlink:type="simple">(15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A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H3COO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W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B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PhCOO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F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FJI-H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B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100 mg MOF in 1.5 mL 8 M HCl + 10 mL DMF, 358 K, 12 h</text:p>
          </table:table-cell>
          <table:table-cell office:value-type="string" calcext:value-type="string">
            <text:p><text:a xlink:href="javascript:void(0);" xlink:type="simple">(16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30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30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2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 increase BET</text:p>
          </table:table-cell>
          <table:table-cell office:value-type="string" calcext:value-type="string">
            <text:p>100 mg MOF in 20 mL solution, 9 M H2SO4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8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pH = 12 (KCl, NaOH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0% increase BET</text:p>
          </table:table-cell>
          <table:table-cell office:value-type="string" calcext:value-type="string">
            <text:p>100 mg MOF in 20 mL solution, 15 M HNO3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6 M H3PO4, RT, 3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7% increase BET</text:p>
          </table:table-cell>
          <table:table-cell office:value-type="string" calcext:value-type="string">
            <text:p>100 mg MOF in 20 mL solution, aqua regia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increase BET</text:p>
          </table:table-cell>
          <table:table-cell office:value-type="string" calcext:value-type="string">
            <text:p>100 mg MOF to NH4OH vapor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BET</text:p>
          </table:table-cell>
          <table:table-cell office:value-type="string" calcext:value-type="string">
            <text:p>500 mg MOF in 12 M HCl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piro-1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1 for spiro-1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N2 uptake in all conditions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piro-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2 for spiro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increase CO2 uptake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partial loss CO2 uptake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significant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0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98 K, 20 d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77-LT(T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 BET increase</text:p>
          </table:table-cell>
          <table:table-cell office:value-type="string" calcext:value-type="string">
            <text:p>aqua regia, RT</text:p>
          </table:table-cell>
          <table:table-cell office:value-type="string" calcext:value-type="string">
            <text:p><text:a xlink:href="javascript:void(0);" xlink:type="simple">(125)</text:a>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37% HCl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65% HNO3, 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98% H2SO4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6 M H3PO4, R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O2(DCPBA)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CP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2(HNO3/NaOH), 3 d</text:p>
          </table:table-cell>
          <table:table-cell office:value-type="string" calcext:value-type="string">
            <text:p><text:a xlink:href="javascript:void(0);" xlink:type="simple">(8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U-1300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BA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0, 7 d</text:p>
          </table:table-cell>
          <table:table-cell office:value-type="string" calcext:value-type="string">
            <text:p><text:a xlink:href="javascript:void(0);" xlink:type="simple">(8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complete loss</text:p>
          </table:table-cell>
          <table:table-cell office:value-type="string" calcext:value-type="string">
            <text:p>water saturated CO2, 318 K, 4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water saturated CO2, 318 K, 168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10 M H+) and base (0.001–0.01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JXNU-4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1, HCl, NaOH, 24 h</text:p>
          </table:table-cell>
          <table:table-cell office:value-type="string" calcext:value-type="string">
            <text:p><text:a xlink:href="javascript:void(0);" xlink:type="simple">(16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,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522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2, HCl/NaOH, 2 h</text:p>
          </table:table-cell>
          <table:table-cell office:value-type="string" calcext:value-type="string">
            <text:p><text:a xlink:href="javascript:void(0);" xlink:type="simple">(16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n3IPA3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, 24 h</text:p>
          </table:table-cell>
          <table:table-cell office:value-type="string" calcext:value-type="string">
            <text:p><text:a xlink:href="javascript:void(0);" xlink:type="simple">(16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4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6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8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10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 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66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JUC-100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PO</text:p>
          </table:table-cell>
          <table:table-cell office:value-type="string" calcext:value-type="string">
            <text:p>well-retained, no Cu2+ released in all conditions</text:p>
          </table:table-cell>
          <table:table-cell office:value-type="string" calcext:value-type="string">
            <text:p>5% loss BET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, HCl/NaOH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3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14.1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9.2% BET loss</text:p>
          </table:table-cell>
          <table:table-cell office:value-type="string" calcext:value-type="string">
            <text:p>O2/H2O atmosphere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.3% BET loss</text:p>
          </table:table-cell>
          <table:table-cell office:value-type="string" calcext:value-type="string">
            <text:p>O2/H2O atmosphere, 5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155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HB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15 mg in 20 mL HCl (pH = 4), RT, 24 h</text:p>
          </table:table-cell>
          <table:table-cell office:value-type="string" calcext:value-type="string">
            <text:p><text:a xlink:href="javascript:void(0);" xlink:type="simple">(57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1% BET loss</text:p>
          </table:table-cell>
          <table:table-cell office:value-type="string" calcext:value-type="string">
            <text:p>15 mg in 20 mL NaOH (pH = 10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-EDDA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0 pH = 4.2</text:p>
          </table:table-cell>
          <table:table-cell office:value-type="string" calcext:value-type="string">
            <text:p><text:a xlink:href="javascript:void(0);" xlink:type="simple">(16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3 pH = 12.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40" office:value-type="string" calcext:value-type="string" table:number-columns-spanned="7" table:number-rows-spanned="1">
            <text:p>Azolate Linkers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1 M NaOH, 373 K, 24 h</text:p>
          </table:table-cell>
          <table:table-cell office:value-type="string" calcext:value-type="string">
            <text:p><text:a xlink:href="javascript:void(0);" xlink:type="simple">(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 M 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0.5% BET loss after pH = 12.5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 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 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3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6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5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6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6 wt % MOF in 0.45% MIM water</text:p>
          </table:table-cell>
          <table:table-cell office:value-type="string" calcext:value-type="string">
            <text:p><text:a xlink:href="javascript:void(0);" xlink:type="simple">(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BET loss</text:p>
          </table:table-cell>
          <table:table-cell office:value-type="string" calcext:value-type="string">
            <text:p>LiCl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LiNO3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Cl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NO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NiCl2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i(NO3)2, RT, 24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61% BET loss</text:p>
          </table:table-cell>
          <table:table-cell office:value-type="string" calcext:value-type="string">
            <text:p>water saturated CO2 at 318 K for 24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water saturated CO2 at 318 K for 72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0.01 M H+) and base (0.001–10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AF-X27-Cl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01 M HCl, KOH, 7 d</text:p>
          </table:table-cell>
          <table:table-cell office:value-type="string" calcext:value-type="string">
            <text:p><text:a xlink:href="javascript:void(0);" xlink:type="simple">(8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.0 M KOH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 mg MOF in 3.5 mL solutions, 0.01 mM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0.1 mM HCl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 M NaOH, 373 K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0 M NaOH, 373 K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ight higher porosity in all conditions</text:p>
          </table:table-cell>
          <table:table-cell office:value-type="string" calcext:value-type="string">
            <text:p>100 mg MOF in 3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solutions of s-NaOH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 linkers released confirmed by UV–vis</text:p>
          </table:table-cell>
          <table:table-cell office:value-type="string" calcext:value-type="string">
            <text:p>5 mg MOF in 3.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 of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2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100 mg MOF in 35 mL of 0.1 mM HCl (pH = 4), RT, 24 h</text:p>
          </table:table-cell>
          <table:table-cell office:value-type="string" calcext:value-type="string">
            <text:p><text:a xlink:href="javascript:void(0);" xlink:type="simple">(109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OH (pH = 14)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F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2CO3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3PO4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i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loss increase Langmuir area</text:p>
          </table:table-cell>
          <table:table-cell office:value-type="string" calcext:value-type="string">
            <text:p>pH = 2 (HCl), 373 K, 14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% loss increase Langmuir area</text:p>
          </table:table-cell>
          <table:table-cell office:value-type="string" calcext:value-type="string">
            <text:p>pH = 2 (HNO3), 373 K, 14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increase Langmuir area</text:p>
          </table:table-cell>
          <table:table-cell office:value-type="string" calcext:value-type="string">
            <text:p>pH = 14 (NaOH), 373 K, 14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u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porosity in all conditions</text:p>
          </table:table-cell>
          <table:table-cell office:value-type="string" calcext:value-type="string">
            <text:p>pH = 3 (HCl), RT, 1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n3(BTP)2(N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complete loss porosity at pH = 14</text:p>
          </table:table-cell>
          <table:table-cell office:value-type="string" calcext:value-type="string">
            <text:p>pH = 3 (HCl), 373 K, 7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n(1,3-BDP)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aqueous solution, 363 K, 30 min</text:p>
          </table:table-cell>
          <table:table-cell office:value-type="string" calcext:value-type="string">
            <text:p><text:a xlink:href="javascript:void(0);" xlink:type="simple">(10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kag-MOF-1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O2 uptake well preserved after adsorbing humid (75%) CO2</text:p>
          </table:table-cell>
          <table:table-cell office:value-type="string" calcext:value-type="string">
            <text:p>pH = 4</text:p>
          </table:table-cell>
          <table:table-cell office:value-type="string" calcext:value-type="string">
            <text:p><text:a xlink:href="javascript:void(0);" xlink:type="simple">(168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CD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2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IPM-MOF-201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partial degradation for all conditions and Ni2+ (1.85 ppm) released at pH = 4</text:p>
          </table:table-cell>
          <table:table-cell office:value-type="string" calcext:value-type="string">
            <text:p>slightly shifted on CO2 uptake in all conditions</text:p>
          </table:table-cell>
          <table:table-cell office:value-type="string" calcext:value-type="string">
            <text:p>50 mg MOF in 5 mL solution (pH = 4), RT, 24 h</text:p>
          </table:table-cell>
          <table:table-cell office:value-type="string" calcext:value-type="string">
            <text:p><text:a xlink:href="javascript:void(0);" xlink:type="simple">(6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 H = 10)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2)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4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4(SiW12O40)(L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BL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4</text:p>
          </table:table-cell>
          <table:table-cell office:value-type="string" calcext:value-type="string">
            <text:p><text:a xlink:href="javascript:void(0);" xlink:type="simple">(16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CIF(Cu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3, 1 d</text:p>
          </table:table-cell>
          <table:table-cell office:value-type="string" calcext:value-type="string">
            <text:p><text:a xlink:href="javascript:void(0);" xlink:type="simple">(17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6(Trz)1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RZ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353 K, 24 h</text:p>
          </table:table-cell>
          <table:table-cell office:value-type="string" calcext:value-type="string">
            <text:p><text:a xlink:href="javascript:void(0);" xlink:type="simple">(17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353 K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35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g(ABTA)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2.4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g3(ABTA)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2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5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40" office:value-type="string" calcext:value-type="string" table:number-columns-spanned="7" table:number-rows-spanned="1">
            <text:p>Bifunctional Linkers (Carboxylate, Azolate)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S-1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DA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2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S-2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HEN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3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S-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BPY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6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FJI-H14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373 K, 24 h</text:p>
          </table:table-cell>
          <table:table-cell office:value-type="string" calcext:value-type="string">
            <text:p><text:a xlink:href="javascript:void(0);" xlink:type="simple">(17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5(HC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9(NaOH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 (HCl, NaOH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3(NaOH), 7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6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, B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4 h</text:p>
          </table:table-cell>
          <table:table-cell office:value-type="string" calcext:value-type="string">
            <text:p><text:a xlink:href="javascript:void(0);" xlink:type="simple">(177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(NaOH)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(NaOH), 24 h electrolyte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o2(TCS)(BPY)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i2(TCS)(BPY)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2(TCS)(BPY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d1.5(TPO)(bipy)1.5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O, BI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0, HCl, NaOH, 24 h</text:p>
          </table:table-cell>
          <table:table-cell office:value-type="string" calcext:value-type="string">
            <text:p><text:a xlink:href="javascript:void(0);" xlink:type="simple">(17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IISERP-MOF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CY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no loss of CO2 uptake</text:p>
          </table:table-cell>
          <table:table-cell office:value-type="string" calcext:value-type="string">
            <text:p>humid CO2, 24 h</text:p>
          </table:table-cell>
          <table:table-cell office:value-type="string" calcext:value-type="string">
            <text:p><text:a xlink:href="javascript:void(0);" xlink:type="simple">(10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o6L4(TPT)2(μ3-OH)2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T, TCY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8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tib)2(bda)2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B, B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12 h</text:p>
          </table:table-cell>
          <table:table-cell office:value-type="string" calcext:value-type="string">
            <text:p><text:a xlink:href="javascript:void(0);" xlink:type="simple">(18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STC-7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Z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2 h</text:p>
          </table:table-cell>
          <table:table-cell office:value-type="string" calcext:value-type="string">
            <text:p><text:a xlink:href="javascript:void(0);" xlink:type="simple">(18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n(NO2-BDC)(dmbpy)0.5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, DM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6, RT, 3 d</text:p>
          </table:table-cell>
          <table:table-cell office:value-type="string" calcext:value-type="string">
            <text:p><text:a xlink:href="javascript:void(0);" xlink:type="simple">(18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8–9, RT, 3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4 (phosphate buffer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2.5(HCl), RT, 24 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2.5(HCl), 48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2.5(HCl), RT, 7 d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1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40" office:value-type="string" calcext:value-type="string" table:number-columns-spanned="7" table:number-rows-spanned="1">
            <text:p>Bifunctional Linkers (Carboxylate, Aldehyde)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9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table:style-name="ce40" office:value-type="string" calcext:value-type="string" table:number-columns-spanned="7" table:number-rows-spanned="1">
            <text:p>Bifunctional Linkers (Carboxylate, Phosphonate)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Cr(C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Mg(Mg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Mn(M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Zr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1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1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4% BET loss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2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3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40" office:value-type="string" calcext:value-type="string" table:number-columns-spanned="7" table:number-rows-spanned="1">
            <text:p>Bifunctional Linkers (Carboxylate, Hydroxyl)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complete degradation partial degradation</text:p>
          </table:table-cell>
          <table:table-cell office:value-type="string" calcext:value-type="string">
            <text:p>69% BET loss after pH = 12.5(NaOH)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hosphonate linkers</text:p>
          </table:table-cell>
          <table:table-cell office:value-type="string" calcext:value-type="string">
            <text:p>66% loss of CO2 uptake</text:p>
          </table:table-cell>
          <table:table-cell office:value-type="string" calcext:value-type="string">
            <text:p>humid CO2, 313 K, 15 breakthrough cycles</text:p>
          </table:table-cell>
          <table:table-cell office:value-type="string" calcext:value-type="string">
            <text:p><text:a xlink:href="javascript:void(0);" xlink:type="simple">(1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95% BET loss and mass maintained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oleum, RT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80% BET loss after aqua regia treatment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% BET increase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 d oleum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JUC-200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∼5 (HCl), 7 d</text:p>
          </table:table-cell>
          <table:table-cell office:value-type="string" calcext:value-type="string">
            <text:p><text:a xlink:href="javascript:void(0);" xlink:type="simple">(189)</text:a></text:p>
          </table:table-cell>
        </table:table-row>
      </table:table>
      <table:table table:name="Sheet6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2"/>
        <table:table-column table:style-name="co6" table:default-cell-style-name="ce3"/>
        <table:table-column table:style-name="co7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nique_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YRUU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table:formula="of:=CONCATENATE(&quot;s&quot;; [.G2])" office:value-type="string" office:string-value="s1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CUNAC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table:formula="of:=CONCATENATE(&quot;s&quot;; [.G3])" office:value-type="string" office:string-value="s2" calcext:value-type="string">
            <text:p>s2</text:p>
          </table:table-cell>
          <table:table-cell table:formula="of:=[.G2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VYEE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table:formula="of:=CONCATENATE(&quot;s&quot;; [.G4])" office:value-type="string" office:string-value="s3" calcext:value-type="string">
            <text:p>s3</text:p>
          </table:table-cell>
          <table:table-cell table:formula="of:=[.G3]+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formula="of:=CONCATENATE(&quot;s&quot;; [.G5])" office:value-type="string" office:string-value="s4" calcext:value-type="string">
            <text:p>s4</text:p>
          </table:table-cell>
          <table:table-cell table:formula="of:=[.G4]+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YEQ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table:formula="of:=CONCATENATE(&quot;s&quot;; [.G6])" office:value-type="string" office:string-value="s5" calcext:value-type="string">
            <text:p>s5</text:p>
          </table:table-cell>
          <table:table-cell table:formula="of:=[.G5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OGBEI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table:formula="of:=CONCATENATE(&quot;s&quot;; [.G7])" office:value-type="string" office:string-value="s6" calcext:value-type="string">
            <text:p>s6</text:p>
          </table:table-cell>
          <table:table-cell table:formula="of:=[.G6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table:formula="of:=CONCATENATE(&quot;s&quot;; [.G8])" office:value-type="string" office:string-value="s7" calcext:value-type="string">
            <text:p>s7</text:p>
          </table:table-cell>
          <table:table-cell table:formula="of:=[.G7]+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TIBUQ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table:formula="of:=CONCATENATE(&quot;s&quot;; [.G9])" office:value-type="string" office:string-value="s8" calcext:value-type="string">
            <text:p>s8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EFPUV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table:formula="of:=CONCATENATE(&quot;s&quot;; [.G10])" office:value-type="string" office:string-value="s9" calcext:value-type="string">
            <text:p>s9</text:p>
          </table:table-cell>
          <table:table-cell table:formula="of:=[.G9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DEMEW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table:formula="of:=CONCATENATE(&quot;s&quot;; [.G11])" office:value-type="string" office:string-value="s10" calcext:value-type="string">
            <text:p>s10</text:p>
          </table:table-cell>
          <table:table-cell table:formula="of:=[.G10]+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JEYTEP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table:formula="of:=CONCATENATE(&quot;s&quot;; [.G12])" office:value-type="string" office:string-value="s11" calcext:value-type="string">
            <text:p>s11</text:p>
          </table:table-cell>
          <table:table-cell table:formula="of:=[.G11]+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ZCII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table:formula="of:=CONCATENATE(&quot;s&quot;; [.G13])" office:value-type="string" office:string-value="s12" calcext:value-type="string">
            <text:p>s12</text:p>
          </table:table-cell>
          <table:table-cell table:formula="of:=[.G12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8" calcext:value-type="float">
            <text:p>18</text:p>
          </table:table-cell>
          <table:table-cell table:style-name="ce29" office:value-type="string" calcext:value-type="string">
            <text:p>LUQGAG</text:p>
          </table:table-cell>
          <table:table-cell table:style-name="ce26" office:value-type="string" calcext:value-type="string">
            <text:p>N/A <text:a xlink:href="javascript:void(0);" xlink:type="simple">(260)</text:a></text:p>
          </table:table-cell>
          <table:table-cell table:style-name="ce17" office:value-type="string" calcext:value-type="string">
            <text:p>Co(1,4-BDP) </text:p>
          </table:table-cell>
          <table:table-cell table:formula="of:=CONCATENATE(&quot;s&quot;; [.G14])" office:value-type="string" office:string-value="s13" calcext:value-type="string">
            <text:p>s13</text:p>
          </table:table-cell>
          <table:table-cell table:formula="of:=[.G13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TEWUM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table:formula="of:=CONCATENATE(&quot;s&quot;; [.G15])" office:value-type="string" office:string-value="s14" calcext:value-type="string">
            <text:p>s14</text:p>
          </table:table-cell>
          <table:table-cell table:formula="of:=[.G14]+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TEXAT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table:formula="of:=CONCATENATE(&quot;s&quot;; [.G16])" office:value-type="string" office:string-value="s15" calcext:value-type="string">
            <text:p>s15</text:p>
          </table:table-cell>
          <table:table-cell table:formula="of:=[.G15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TLUJ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table:formula="of:=CONCATENATE(&quot;s&quot;; [.G17])" office:value-type="string" office:string-value="s16" calcext:value-type="string">
            <text:p>s16</text:p>
          </table:table-cell>
          <table:table-cell table:formula="of:=[.G16]+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table:formula="of:=CONCATENATE(&quot;s&quot;; [.G18])" office:value-type="string" office:string-value="s17" calcext:value-type="string">
            <text:p>s17</text:p>
          </table:table-cell>
          <table:table-cell table:formula="of:=[.G17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IDUWAH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table:formula="of:=CONCATENATE(&quot;s&quot;; [.G19])" office:value-type="string" office:string-value="s18" calcext:value-type="string">
            <text:p>s18</text:p>
          </table:table-cell>
          <table:table-cell table:formula="of:=[.G18]+1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RAKJIY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table:formula="of:=CONCATENATE(&quot;s&quot;; [.G20])" office:value-type="string" office:string-value="s19" calcext:value-type="string">
            <text:p>s19</text:p>
          </table:table-cell>
          <table:table-cell table:formula="of:=[.G19]+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YEYBOV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table:formula="of:=CONCATENATE(&quot;s&quot;; [.G21])" office:value-type="string" office:string-value="s20" calcext:value-type="string">
            <text:p>s20</text:p>
          </table:table-cell>
          <table:table-cell table:formula="of:=[.G20]+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EGCAN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table:formula="of:=CONCATENATE(&quot;s&quot;; [.G22])" office:value-type="string" office:string-value="s21" calcext:value-type="string">
            <text:p>s21</text:p>
          </table:table-cell>
          <table:table-cell table:formula="of:=[.G21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EGBUG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table:formula="of:=CONCATENATE(&quot;s&quot;; [.G23])" office:value-type="string" office:string-value="s22" calcext:value-type="string">
            <text:p>s22</text:p>
          </table:table-cell>
          <table:table-cell table:formula="of:=[.G22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table:formula="of:=CONCATENATE(&quot;s&quot;; [.G24])" office:value-type="string" office:string-value="s23" calcext:value-type="string">
            <text:p>s23</text:p>
          </table:table-cell>
          <table:table-cell table:formula="of:=[.G23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ITYUN04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table:formula="of:=CONCATENATE(&quot;s&quot;; [.G25])" office:value-type="string" office:string-value="s24" calcext:value-type="string">
            <text:p>s24</text:p>
          </table:table-cell>
          <table:table-cell table:formula="of:=[.G24]+1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USPIP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table:formula="of:=CONCATENATE(&quot;s&quot;; [.G26])" office:value-type="string" office:string-value="s25" calcext:value-type="string">
            <text:p>s25</text:p>
          </table:table-cell>
          <table:table-cell table:formula="of:=[.G25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IGXIA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table:formula="of:=CONCATENATE(&quot;s&quot;; [.G27])" office:value-type="string" office:string-value="s26" calcext:value-type="string">
            <text:p>s26</text:p>
          </table:table-cell>
          <table:table-cell table:formula="of:=[.G26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formula="of:=CONCATENATE(&quot;s&quot;; [.G28])" office:value-type="string" office:string-value="s27" calcext:value-type="string">
            <text:p>s27</text:p>
          </table:table-cell>
          <table:table-cell table:formula="of:=[.G27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table:formula="of:=CONCATENATE(&quot;s&quot;; [.G29])" office:value-type="string" office:string-value="s28" calcext:value-type="string">
            <text:p>s28</text:p>
          </table:table-cell>
          <table:table-cell table:formula="of:=[.G28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/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formula="of:=CONCATENATE(&quot;s&quot;; [.G30])" office:value-type="string" office:string-value="s29" calcext:value-type="string">
            <text:p>s29</text:p>
          </table:table-cell>
          <table:table-cell table:formula="of:=[.G29]+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table:formula="of:=CONCATENATE(&quot;s&quot;; [.G31])" office:value-type="string" office:string-value="s30" calcext:value-type="string">
            <text:p>s30</text:p>
          </table:table-cell>
          <table:table-cell table:formula="of:=[.G30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table:formula="of:=CONCATENATE(&quot;s&quot;; [.G32])" office:value-type="string" office:string-value="s31" calcext:value-type="string">
            <text:p>s31</text:p>
          </table:table-cell>
          <table:table-cell table:formula="of:=[.G31]+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3])" office:value-type="string" office:string-value="s32" calcext:value-type="string">
            <text:p>s32</text:p>
          </table:table-cell>
          <table:table-cell table:formula="of:=[.G32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BOHJUF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4])" office:value-type="string" office:string-value="s33" calcext:value-type="string">
            <text:p>s33</text:p>
          </table:table-cell>
          <table:table-cell table:formula="of:=[.G33]+1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BOHXED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table:formula="of:=CONCATENATE(&quot;s&quot;; [.G35])" office:value-type="string" office:string-value="s34" calcext:value-type="string">
            <text:p>s34</text:p>
          </table:table-cell>
          <table:table-cell table:formula="of:=[.G34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BOHWIG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table:formula="of:=CONCATENATE(&quot;s&quot;; [.G36])" office:value-type="string" office:string-value="s35" calcext:value-type="string">
            <text:p>s35</text:p>
          </table:table-cell>
          <table:table-cell table:formula="of:=[.G35]+1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table:formula="of:=CONCATENATE(&quot;s&quot;; [.G37])" office:value-type="string" office:string-value="s36" calcext:value-type="string">
            <text:p>s36</text:p>
          </table:table-cell>
          <table:table-cell table:formula="of:=[.G36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table:formula="of:=CONCATENATE(&quot;s&quot;; [.G38])" office:value-type="string" office:string-value="s37" calcext:value-type="string">
            <text:p>s37</text:p>
          </table:table-cell>
          <table:table-cell table:formula="of:=[.G37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table:formula="of:=CONCATENATE(&quot;s&quot;; [.G39])" office:value-type="string" office:string-value="s38" calcext:value-type="string">
            <text:p>s38</text:p>
          </table:table-cell>
          <table:table-cell table:formula="of:=[.G38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table:formula="of:=CONCATENATE(&quot;s&quot;; [.G40])" office:value-type="string" office:string-value="s39" calcext:value-type="string">
            <text:p>s39</text:p>
          </table:table-cell>
          <table:table-cell table:formula="of:=[.G39]+1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table:formula="of:=CONCATENATE(&quot;s&quot;; [.G41])" office:value-type="string" office:string-value="s40" calcext:value-type="string">
            <text:p>s40</text:p>
          </table:table-cell>
          <table:table-cell table:formula="of:=[.G40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QEPQOT01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table:formula="of:=CONCATENATE(&quot;s&quot;; [.G42])" office:value-type="string" office:string-value="s41" calcext:value-type="string">
            <text:p>s41</text:p>
          </table:table-cell>
          <table:table-cell table:formula="of:=[.G41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VOCNOQ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table:formula="of:=CONCATENATE(&quot;s&quot;; [.G43])" office:value-type="string" office:string-value="s42" calcext:value-type="string">
            <text:p>s42</text:p>
          </table:table-cell>
          <table:table-cell table:formula="of:=[.G42]+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IFFUX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table:formula="of:=CONCATENATE(&quot;s&quot;; [.G44])" office:value-type="string" office:string-value="s43" calcext:value-type="string">
            <text:p>s43</text:p>
          </table:table-cell>
          <table:table-cell table:formula="of:=[.G43]+1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ODBUV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table:formula="of:=CONCATENATE(&quot;s&quot;; [.G45])" office:value-type="string" office:string-value="s44" calcext:value-type="string">
            <text:p>s44</text:p>
          </table:table-cell>
          <table:table-cell table:formula="of:=[.G44]+1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TOXAJ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table:formula="of:=CONCATENATE(&quot;s&quot;; [.G46])" office:value-type="string" office:string-value="s45" calcext:value-type="string">
            <text:p>s45</text:p>
          </table:table-cell>
          <table:table-cell table:formula="of:=[.G45]+1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table:formula="of:=CONCATENATE(&quot;s&quot;; [.G47])" office:value-type="string" office:string-value="s46" calcext:value-type="string">
            <text:p>s46</text:p>
          </table:table-cell>
          <table:table-cell table:formula="of:=[.G46]+1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SURKAT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table:style-name="ce44" table:formula="of:=CONCATENATE(&quot;s&quot;; [.G48])" office:value-type="string" office:string-value="s47" calcext:value-type="string">
            <text:p>s47</text:p>
          </table:table-cell>
          <table:table-cell table:formula="of:=[.G47]+1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UBFOX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table:formula="of:=CONCATENATE(&quot;s&quot;; [.G49])" office:value-type="string" office:string-value="s48" calcext:value-type="string">
            <text:p>s48</text:p>
          </table:table-cell>
          <table:table-cell table:formula="of:=[.G48]+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CIWUJ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table:formula="of:=CONCATENATE(&quot;s&quot;; [.G50])" office:value-type="string" office:string-value="s49" calcext:value-type="string">
            <text:p>s49</text:p>
          </table:table-cell>
          <table:table-cell table:formula="of:=[.G49]+1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FIWOQ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table:formula="of:=CONCATENATE(&quot;s&quot;; [.G51])" office:value-type="string" office:string-value="s50" calcext:value-type="string">
            <text:p>s50</text:p>
          </table:table-cell>
          <table:table-cell table:formula="of:=[.G50]+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table:formula="of:=CONCATENATE(&quot;s&quot;; [.G52])" office:value-type="string" office:string-value="s51" calcext:value-type="string">
            <text:p>s51</text:p>
          </table:table-cell>
          <table:table-cell table:formula="of:=[.G51]+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table:formula="of:=CONCATENATE(&quot;s&quot;; [.G53])" office:value-type="string" office:string-value="s52" calcext:value-type="string">
            <text:p>s52</text:p>
          </table:table-cell>
          <table:table-cell table:formula="of:=[.G52]+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table:formula="of:=CONCATENATE(&quot;s&quot;; [.G54])" office:value-type="string" office:string-value="s53" calcext:value-type="string">
            <text:p>s53</text:p>
          </table:table-cell>
          <table:table-cell table:formula="of:=[.G53]+1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table:formula="of:=CONCATENATE(&quot;s&quot;; [.G55])" office:value-type="string" office:string-value="s54" calcext:value-type="string">
            <text:p>s54</text:p>
          </table:table-cell>
          <table:table-cell table:formula="of:=[.G54]+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EVQID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table:formula="of:=CONCATENATE(&quot;s&quot;; [.G56])" office:value-type="string" office:string-value="s55" calcext:value-type="string">
            <text:p>s55</text:p>
          </table:table-cell>
          <table:table-cell table:formula="of:=[.G55]+1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OCKUT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table:formula="of:=CONCATENATE(&quot;s&quot;; [.G57])" office:value-type="string" office:string-value="s56" calcext:value-type="string">
            <text:p>s56</text:p>
          </table:table-cell>
          <table:table-cell table:formula="of:=[.G56]+1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BIPLAQ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table:formula="of:=CONCATENATE(&quot;s&quot;; [.G58])" office:value-type="string" office:string-value="s57" calcext:value-type="string">
            <text:p>s57</text:p>
          </table:table-cell>
          <table:table-cell table:formula="of:=[.G57]+1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OHYIJ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table:formula="of:=CONCATENATE(&quot;s&quot;; [.G59])" office:value-type="string" office:string-value="s58" calcext:value-type="string">
            <text:p>s58</text:p>
          </table:table-cell>
          <table:table-cell table:formula="of:=[.G58]+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XOHJUA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table:formula="of:=CONCATENATE(&quot;s&quot;; [.G60])" office:value-type="string" office:string-value="s59" calcext:value-type="string">
            <text:p>s59</text:p>
          </table:table-cell>
          <table:table-cell table:formula="of:=[.G59]+1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OJJOV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table:formula="of:=CONCATENATE(&quot;s&quot;; [.G61])" office:value-type="string" office:string-value="s60" calcext:value-type="string">
            <text:p>s60</text:p>
          </table:table-cell>
          <table:table-cell table:formula="of:=[.G60]+1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37" office:value-type="string" calcext:value-type="string">
            <text:p>KIYMIP</text:p>
          </table:table-cell>
          <table:table-cell table:style-name="ce38" office:value-type="string" calcext:value-type="string">
            <text:p>Ni-HF <text:a xlink:href="javascript:void(0);" xlink:type="simple">(293)</text:a></text:p>
          </table:table-cell>
          <table:table-cell table:style-name="ce38" office:value-type="string" calcext:value-type="string">
            <text:p>Ni2(HFPDPT)-(BPY)2(H2O)2](H2O)8</text:p>
          </table:table-cell>
          <table:table-cell table:style-name="ce36" table:formula="of:=CONCATENATE(&quot;s&quot;; [.G62])" office:value-type="string" office:string-value="s61" calcext:value-type="string">
            <text:p>s61</text:p>
          </table:table-cell>
          <table:table-cell table:style-name="ce36" table:formula="of:=[.G61]+1" office:value-type="float" office:value="61" calcext:value-type="float">
            <text:p>61</text:p>
          </table:table-cell>
          <table:table-cell table:style-name="ce36"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table:formula="of:=CONCATENATE(&quot;s&quot;; [.G63])" office:value-type="string" office:string-value="s62" calcext:value-type="string">
            <text:p>s62</text:p>
          </table:table-cell>
          <table:table-cell table:formula="of:=[.G62]+1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WIZMAV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table:formula="of:=CONCATENATE(&quot;s&quot;; [.G64])" office:value-type="string" office:string-value="s63" calcext:value-type="string">
            <text:p>s63</text:p>
          </table:table-cell>
          <table:table-cell table:formula="of:=[.G63]+1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RAZXIA0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table:formula="of:=CONCATENATE(&quot;s&quot;; [.G65])" office:value-type="string" office:string-value="s64" calcext:value-type="string">
            <text:p>s64</text:p>
          </table:table-cell>
          <table:table-cell table:formula="of:=[.G64]+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66])" office:value-type="string" office:string-value="s65" calcext:value-type="string">
            <text:p>s65</text:p>
          </table:table-cell>
          <table:table-cell table:formula="of:=[.G65]+1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WOJGEI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table:formula="of:=CONCATENATE(&quot;s&quot;; [.G67])" office:value-type="string" office:string-value="s66" calcext:value-type="string">
            <text:p>s66</text:p>
          </table:table-cell>
          <table:table-cell table:formula="of:=[.G66]+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XAGCUE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table:formula="of:=CONCATENATE(&quot;s&quot;; [.G68])" office:value-type="string" office:string-value="s67" calcext:value-type="string">
            <text:p>s67</text:p>
          </table:table-cell>
          <table:table-cell table:formula="of:=[.G67]+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GATOW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table:formula="of:=CONCATENATE(&quot;s&quot;; [.G69])" office:value-type="string" office:string-value="s68" calcext:value-type="string">
            <text:p>s68</text:p>
          </table:table-cell>
          <table:table-cell table:formula="of:=[.G68]+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EPPAP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table:formula="of:=CONCATENATE(&quot;s&quot;; [.G70])" office:value-type="string" office:string-value="s69" calcext:value-type="string">
            <text:p>s69</text:p>
          </table:table-cell>
          <table:table-cell table:formula="of:=[.G69]+1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table:formula="of:=CONCATENATE(&quot;s&quot;; [.G71])" office:value-type="string" office:string-value="s70" calcext:value-type="string">
            <text:p>s70</text:p>
          </table:table-cell>
          <table:table-cell table:formula="of:=[.G70]+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BEYSAB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table:formula="of:=CONCATENATE(&quot;s&quot;; [.G72])" office:value-type="string" office:string-value="s71" calcext:value-type="string">
            <text:p>s71</text:p>
          </table:table-cell>
          <table:table-cell table:formula="of:=[.G71]+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EVVAM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table:formula="of:=CONCATENATE(&quot;s&quot;; [.G73])" office:value-type="string" office:string-value="s72" calcext:value-type="string">
            <text:p>s72</text:p>
          </table:table-cell>
          <table:table-cell table:formula="of:=[.G72]+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XICZAM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table:formula="of:=CONCATENATE(&quot;s&quot;; [.G74])" office:value-type="string" office:string-value="s73" calcext:value-type="string">
            <text:p>s73</text:p>
          </table:table-cell>
          <table:table-cell table:formula="of:=[.G73]+1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XICYOZ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table:formula="of:=CONCATENATE(&quot;s&quot;; [.G75])" office:value-type="string" office:string-value="s74" calcext:value-type="string">
            <text:p>s74</text:p>
          </table:table-cell>
          <table:table-cell table:formula="of:=[.G74]+1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XICYUF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table:formula="of:=CONCATENATE(&quot;s&quot;; [.G76])" office:value-type="string" office:string-value="s75" calcext:value-type="string">
            <text:p>s75</text:p>
          </table:table-cell>
          <table:table-cell table:formula="of:=[.G75]+1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XICYIT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table:formula="of:=CONCATENATE(&quot;s&quot;; [.G77])" office:value-type="string" office:string-value="s76" calcext:value-type="string">
            <text:p>s76</text:p>
          </table:table-cell>
          <table:table-cell table:formula="of:=[.G76]+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5" calcext:value-type="float">
            <text:p>95</text:p>
          </table:table-cell>
          <table:table-cell table:style-name="ce15"/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formula="of:=CONCATENATE(&quot;s&quot;; [.G78])" office:value-type="string" office:string-value="s77" calcext:value-type="string">
            <text:p>s77</text:p>
          </table:table-cell>
          <table:table-cell table:formula="of:=[.G77]+1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6" calcext:value-type="float">
            <text:p>96</text:p>
          </table:table-cell>
          <table:table-cell table:style-name="ce15"/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formula="of:=CONCATENATE(&quot;s&quot;; [.G79])" office:value-type="string" office:string-value="s78" calcext:value-type="string">
            <text:p>s78</text:p>
          </table:table-cell>
          <table:table-cell table:formula="of:=[.G78]+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7" calcext:value-type="float">
            <text:p>97</text:p>
          </table:table-cell>
          <table:table-cell table:style-name="ce15"/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formula="of:=CONCATENATE(&quot;s&quot;; [.G80])" office:value-type="string" office:string-value="s79" calcext:value-type="string">
            <text:p>s79</text:p>
          </table:table-cell>
          <table:table-cell table:formula="of:=[.G79]+1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8" calcext:value-type="float">
            <text:p>98</text:p>
          </table:table-cell>
          <table:table-cell table:style-name="ce15"/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formula="of:=CONCATENATE(&quot;s&quot;; [.G81])" office:value-type="string" office:string-value="s80" calcext:value-type="string">
            <text:p>s80</text:p>
          </table:table-cell>
          <table:table-cell table:formula="of:=[.G80]+1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IDLAE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table:formula="of:=CONCATENATE(&quot;s&quot;; [.G82])" office:value-type="string" office:string-value="s81" calcext:value-type="string">
            <text:p>s81</text:p>
          </table:table-cell>
          <table:table-cell table:formula="of:=[.G81]+1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EZKUL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table:formula="of:=CONCATENATE(&quot;s&quot;; [.G83])" office:value-type="string" office:string-value="s82" calcext:value-type="string">
            <text:p>s82</text:p>
          </table:table-cell>
          <table:table-cell table:formula="of:=[.G82]+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IJDAV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table:formula="of:=CONCATENATE(&quot;s&quot;; [.G84])" office:value-type="string" office:string-value="s83" calcext:value-type="string">
            <text:p>s83</text:p>
          </table:table-cell>
          <table:table-cell table:formula="of:=[.G83]+1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AWYUB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table:formula="of:=CONCATENATE(&quot;s&quot;; [.G85])" office:value-type="string" office:string-value="s84" calcext:value-type="string">
            <text:p>s84</text:p>
          </table:table-cell>
          <table:table-cell table:formula="of:=[.G84]+1"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QAVWAN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table:formula="of:=CONCATENATE(&quot;s&quot;; [.G86])" office:value-type="string" office:string-value="s85" calcext:value-type="string">
            <text:p>s85</text:p>
          </table:table-cell>
          <table:table-cell table:formula="of:=[.G85]+1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EBJUV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table:formula="of:=CONCATENATE(&quot;s&quot;; [.G87])" office:value-type="string" office:string-value="s86" calcext:value-type="string">
            <text:p>s86</text:p>
          </table:table-cell>
          <table:table-cell table:formula="of:=[.G86]+1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EBKAC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table:formula="of:=CONCATENATE(&quot;s&quot;; [.G88])" office:value-type="string" office:string-value="s87" calcext:value-type="string">
            <text:p>s87</text:p>
          </table:table-cell>
          <table:table-cell table:formula="of:=[.G87]+1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EBKEG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table:formula="of:=CONCATENATE(&quot;s&quot;; [.G89])" office:value-type="string" office:string-value="s88" calcext:value-type="string">
            <text:p>s88</text:p>
          </table:table-cell>
          <table:table-cell table:formula="of:=[.G88]+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EBKIK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table:formula="of:=CONCATENATE(&quot;s&quot;; [.G90])" office:value-type="string" office:string-value="s89" calcext:value-type="string">
            <text:p>s89</text:p>
          </table:table-cell>
          <table:table-cell table:formula="of:=[.G89]+1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ESVOR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table:formula="of:=CONCATENATE(&quot;s&quot;; [.G91])" office:value-type="string" office:string-value="s90" calcext:value-type="string">
            <text:p>s90</text:p>
          </table:table-cell>
          <table:table-cell table:formula="of:=[.G90]+1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ETSII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table:formula="of:=CONCATENATE(&quot;s&quot;; [.G92])" office:value-type="string" office:string-value="s91" calcext:value-type="string">
            <text:p>s91</text:p>
          </table:table-cell>
          <table:table-cell table:formula="of:=[.G91]+1"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IKGII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table:formula="of:=CONCATENATE(&quot;s&quot;; [.G93])" office:value-type="string" office:string-value="s92" calcext:value-type="string">
            <text:p>s92</text:p>
          </table:table-cell>
          <table:table-cell table:formula="of:=[.G92]+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EVDIV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table:formula="of:=CONCATENATE(&quot;s&quot;; [.G94])" office:value-type="string" office:string-value="s93" calcext:value-type="string">
            <text:p>s93</text:p>
          </table:table-cell>
          <table:table-cell table:formula="of:=[.G93]+1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EVDER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table:formula="of:=CONCATENATE(&quot;s&quot;; [.G95])" office:value-type="string" office:string-value="s94" calcext:value-type="string">
            <text:p>s94</text:p>
          </table:table-cell>
          <table:table-cell table:formula="of:=[.G94]+1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AHCUR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table:formula="of:=CONCATENATE(&quot;s&quot;; [.G96])" office:value-type="string" office:string-value="s95" calcext:value-type="string">
            <text:p>s95</text:p>
          </table:table-cell>
          <table:table-cell table:formula="of:=[.G95]+1"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YEYCOW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table:formula="of:=CONCATENATE(&quot;s&quot;; [.G97])" office:value-type="string" office:string-value="s96" calcext:value-type="string">
            <text:p>s96</text:p>
          </table:table-cell>
          <table:table-cell table:formula="of:=[.G96]+1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table:formula="of:=CONCATENATE(&quot;s&quot;; [.G98])" office:value-type="string" office:string-value="s97" calcext:value-type="string">
            <text:p>s97</text:p>
          </table:table-cell>
          <table:table-cell table:formula="of:=[.G97]+1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EYDAJ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table:formula="of:=CONCATENATE(&quot;s&quot;; [.G99])" office:value-type="string" office:string-value="s98" calcext:value-type="string">
            <text:p>s98</text:p>
          </table:table-cell>
          <table:table-cell table:formula="of:=[.G98]+1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YEMTIV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table:formula="of:=CONCATENATE(&quot;s&quot;; [.G100])" office:value-type="string" office:string-value="s99" calcext:value-type="string">
            <text:p>s99</text:p>
          </table:table-cell>
          <table:table-cell table:formula="of:=[.G99]+1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IFEROC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table:formula="of:=CONCATENATE(&quot;s&quot;; [.G101])" office:value-type="string" office:string-value="s100" calcext:value-type="string">
            <text:p>s100</text:p>
          </table:table-cell>
          <table:table-cell table:formula="of:=[.G100]+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table:formula="of:=CONCATENATE(&quot;s&quot;; [.G102])" office:value-type="string" office:string-value="s101" calcext:value-type="string">
            <text:p>s101</text:p>
          </table:table-cell>
          <table:table-cell table:formula="of:=[.G101]+1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table:formula="of:=CONCATENATE(&quot;s&quot;; [.G103])" office:value-type="string" office:string-value="s102" calcext:value-type="string">
            <text:p>s102</text:p>
          </table:table-cell>
          <table:table-cell table:formula="of:=[.G102]+1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URKEX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table:formula="of:=CONCATENATE(&quot;s&quot;; [.G104])" office:value-type="string" office:string-value="s103" calcext:value-type="string">
            <text:p>s103</text:p>
          </table:table-cell>
          <table:table-cell table:formula="of:=[.G103]+1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table:formula="of:=CONCATENATE(&quot;s&quot;; [.G105])" office:value-type="string" office:string-value="s104" calcext:value-type="string">
            <text:p>s104</text:p>
          </table:table-cell>
          <table:table-cell table:formula="of:=[.G104]+1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EVZUQ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table:formula="of:=CONCATENATE(&quot;s&quot;; [.G106])" office:value-type="string" office:string-value="s105" calcext:value-type="string">
            <text:p>s105</text:p>
          </table:table-cell>
          <table:table-cell table:formula="of:=[.G105]+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EPPOD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table:formula="of:=CONCATENATE(&quot;s&quot;; [.G107])" office:value-type="string" office:string-value="s106" calcext:value-type="string">
            <text:p>s106</text:p>
          </table:table-cell>
          <table:table-cell table:formula="of:=[.G106]+1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IFERUI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table:formula="of:=CONCATENATE(&quot;s&quot;; [.G108])" office:value-type="string" office:string-value="s107" calcext:value-type="string">
            <text:p>s107</text:p>
          </table:table-cell>
          <table:table-cell table:formula="of:=[.G107]+1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EJZOA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109])" office:value-type="string" office:string-value="s108" calcext:value-type="string">
            <text:p>s108</text:p>
          </table:table-cell>
          <table:table-cell table:formula="of:=[.G108]+1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BLAN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table:formula="of:=CONCATENATE(&quot;u&quot;; [.G110])" office:value-type="string" office:string-value="u1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RIWAP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table:formula="of:=CONCATENATE(&quot;u&quot;; [.G111])" office:value-type="string" office:string-value="u2" calcext:value-type="string">
            <text:p>u2</text:p>
          </table:table-cell>
          <table:table-cell table:formula="of:=[.G110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BODPAN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table:formula="of:=CONCATENATE(&quot;u&quot;; [.G112])" office:value-type="string" office:string-value="u3" calcext:value-type="string">
            <text:p>u3</text:p>
          </table:table-cell>
          <table:table-cell table:formula="of:=[.G111]+1" office:value-type="float" office:value="3" calcext:value-type="float">
            <text:p>3</text:p>
          </table:table-cell>
          <table:table-cell table:number-columns-repeated="1017"/>
        </table:table-row>
        <table:table-row table:style-name="ro10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ODYUJ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table:formula="of:=CONCATENATE(&quot;u&quot;; [.G113])" office:value-type="string" office:string-value="u4" calcext:value-type="string">
            <text:p>u4</text:p>
          </table:table-cell>
          <table:table-cell table:formula="of:=[.G112]+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RPII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table:formula="of:=CONCATENATE(&quot;u&quot;; [.G114])" office:value-type="string" office:string-value="u5" calcext:value-type="string">
            <text:p>u5</text:p>
          </table:table-cell>
          <table:table-cell table:formula="of:=[.G113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table:formula="of:=CONCATENATE(&quot;u&quot;; [.G115])" office:value-type="string" office:string-value="u6" calcext:value-type="string">
            <text:p>u6</text:p>
          </table:table-cell>
          <table:table-cell table:formula="of:=[.G114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BOHXAZ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table:formula="of:=CONCATENATE(&quot;u&quot;; [.G116])" office:value-type="string" office:string-value="u7" calcext:value-type="string">
            <text:p>u7</text:p>
          </table:table-cell>
          <table:table-cell table:formula="of:=[.G115]+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BOHWUS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table:formula="of:=CONCATENATE(&quot;u&quot;; [.G117])" office:value-type="string" office:string-value="u8" calcext:value-type="string">
            <text:p>u8</text:p>
          </table:table-cell>
          <table:table-cell table:formula="of:=[.G116]+1" office:value-type="float" office:value="8" calcext:value-type="float">
            <text:p>8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RIVUI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table:formula="of:=CONCATENATE(&quot;u&quot;; [.G118])" office:value-type="string" office:string-value="u9" calcext:value-type="string">
            <text:p>u9</text:p>
          </table:table-cell>
          <table:table-cell table:formula="of:=[.G117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ATOXEN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table:formula="of:=CONCATENATE(&quot;u&quot;; [.G119])" office:value-type="string" office:string-value="u10" calcext:value-type="string">
            <text:p>u10</text:p>
          </table:table-cell>
          <table:table-cell table:formula="of:=[.G118]+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AYPAY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table:formula="of:=CONCATENATE(&quot;u&quot;; [.G120])" office:value-type="string" office:string-value="u11" calcext:value-type="string">
            <text:p>u11</text:p>
          </table:table-cell>
          <table:table-cell table:formula="of:=[.G119]+1" office:value-type="float" office:value="11" calcext:value-type="float">
            <text:p>1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JDOS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table:formula="of:=CONCATENATE(&quot;u&quot;; [.G121])" office:value-type="string" office:string-value="u12" calcext:value-type="string">
            <text:p>u12</text:p>
          </table:table-cell>
          <table:table-cell table:formula="of:=[.G120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JASNEX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table:formula="of:=CONCATENATE(&quot;u&quot;; [.G122])" office:value-type="string" office:string-value="u13" calcext:value-type="string">
            <text:p>u13</text:p>
          </table:table-cell>
          <table:table-cell table:formula="of:=[.G121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64" calcext:value-type="float">
            <text:p>164</text:p>
          </table:table-cell>
          <table:table-cell table:style-name="ce29" office:value-type="string" calcext:value-type="string">
            <text:p>LUYSOP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formula="of:=CONCATENATE(&quot;u&quot;; [.G123])" office:value-type="string" office:string-value="u14" calcext:value-type="string">
            <text:p>u14</text:p>
          </table:table-cell>
          <table:table-cell table:formula="of:=[.G122]+1" office:value-type="float" office:value="14" calcext:value-type="float">
            <text:p>14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XNEF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table:formula="of:=CONCATENATE(&quot;u&quot;; [.G124])" office:value-type="string" office:string-value="u15" calcext:value-type="string">
            <text:p>u15</text:p>
          </table:table-cell>
          <table:table-cell table:formula="of:=[.G123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LAZXOB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table:formula="of:=CONCATENATE(&quot;u&quot;; [.G125])" office:value-type="string" office:string-value="u16" calcext:value-type="string">
            <text:p>u16</text:p>
          </table:table-cell>
          <table:table-cell table:formula="of:=[.G124]+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ESIPUR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table:formula="of:=CONCATENATE(&quot;u&quot;; [.G126])" office:value-type="string" office:string-value="u17" calcext:value-type="string">
            <text:p>u17</text:p>
          </table:table-cell>
          <table:table-cell table:formula="of:=[.G125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LAZXIV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table:formula="of:=CONCATENATE(&quot;u&quot;; [.G127])" office:value-type="string" office:string-value="u18" calcext:value-type="string">
            <text:p>u18</text:p>
          </table:table-cell>
          <table:table-cell table:formula="of:=[.G126]+1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UZHOR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table:formula="of:=CONCATENATE(&quot;u&quot;; [.G128])" office:value-type="string" office:string-value="u19" calcext:value-type="string">
            <text:p>u19</text:p>
          </table:table-cell>
          <table:table-cell table:formula="of:=[.G127]+1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table:formula="of:=CONCATENATE(&quot;u&quot;; [.G129])" office:value-type="string" office:string-value="u20" calcext:value-type="string">
            <text:p>u20</text:p>
          </table:table-cell>
          <table:table-cell table:formula="of:=[.G128]+1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GAWBUE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table:formula="of:=CONCATENATE(&quot;u&quot;; [.G130])" office:value-type="string" office:string-value="u21" calcext:value-type="string">
            <text:p>u21</text:p>
          </table:table-cell>
          <table:table-cell table:formula="of:=[.G129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RUPRUQ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table:formula="of:=CONCATENATE(&quot;u&quot;; [.G131])" office:value-type="string" office:string-value="u22" calcext:value-type="string">
            <text:p>u22</text:p>
          </table:table-cell>
          <table:table-cell table:formula="of:=[.G130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CIDKUX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table:formula="of:=CONCATENATE(&quot;u&quot;; [.G132])" office:value-type="string" office:string-value="u23" calcext:value-type="string">
            <text:p>u23</text:p>
          </table:table-cell>
          <table:table-cell table:formula="of:=[.G131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IDLEI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table:formula="of:=CONCATENATE(&quot;u&quot;; [.G133])" office:value-type="string" office:string-value="u24" calcext:value-type="string">
            <text:p>u24</text:p>
          </table:table-cell>
          <table:table-cell table:formula="of:=[.G132]+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KEDZAX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table:formula="of:=CONCATENATE(&quot;u&quot;; [.G134])" office:value-type="string" office:string-value="u25" calcext:value-type="string">
            <text:p>u25</text:p>
          </table:table-cell>
          <table:table-cell table:formula="of:=[.G133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formula="of:=CONCATENATE(&quot;u&quot;; [.G135])" office:value-type="string" office:string-value="u26" calcext:value-type="string">
            <text:p>u26</text:p>
          </table:table-cell>
          <table:table-cell table:formula="of:=[.G134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formula="of:=CONCATENATE(&quot;u&quot;; [.G136])" office:value-type="string" office:string-value="u27" calcext:value-type="string">
            <text:p>u27</text:p>
          </table:table-cell>
          <table:table-cell table:formula="of:=[.G135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MIBQAR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table:formula="of:=CONCATENATE(&quot;u&quot;; [.G137])" office:value-type="string" office:string-value="u28" calcext:value-type="string">
            <text:p>u28</text:p>
          </table:table-cell>
          <table:table-cell table:formula="of:=[.G136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BABRII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table:formula="of:=CONCATENATE(&quot;u&quot;; [.G138])" office:value-type="string" office:string-value="u29" calcext:value-type="string">
            <text:p>u29</text:p>
          </table:table-cell>
          <table:table-cell table:formula="of:=[.G137]+1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EDADIX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table:formula="of:=CONCATENATE(&quot;u&quot;; [.G139])" office:value-type="string" office:string-value="u30" calcext:value-type="string">
            <text:p>u30</text:p>
          </table:table-cell>
          <table:table-cell table:formula="of:=[.G138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FIJCUX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table:formula="of:=CONCATENATE(&quot;u&quot;; [.G140])" office:value-type="string" office:string-value="u31" calcext:value-type="string">
            <text:p>u31</text:p>
          </table:table-cell>
          <table:table-cell table:formula="of:=[.G139]+1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CUMFEW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table:formula="of:=CONCATENATE(&quot;u&quot;; [.G141])" office:value-type="string" office:string-value="u32" calcext:value-type="string">
            <text:p>u32</text:p>
          </table:table-cell>
          <table:table-cell table:formula="of:=[.G140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XIVTED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table:formula="of:=CONCATENATE(&quot;u&quot;; [.G142])" office:value-type="string" office:string-value="u33" calcext:value-type="string">
            <text:p>u33</text:p>
          </table:table-cell>
          <table:table-cell table:formula="of:=[.G141]+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KISXIU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table:formula="of:=CONCATENATE(&quot;u&quot;; [.G143])" office:value-type="string" office:string-value="u34" calcext:value-type="string">
            <text:p>u34</text:p>
          </table:table-cell>
          <table:table-cell table:formula="of:=[.G142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5" calcext:value-type="float">
            <text:p>195</text:p>
          </table:table-cell>
          <table:table-cell table:style-name="ce15"/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formula="of:=CONCATENATE(&quot;u&quot;; [.G144])" office:value-type="string" office:string-value="u35" calcext:value-type="string">
            <text:p>u35</text:p>
          </table:table-cell>
          <table:table-cell table:formula="of:=[.G143]+1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6" calcext:value-type="float">
            <text:p>196</text:p>
          </table:table-cell>
          <table:table-cell table:style-name="ce15"/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formula="of:=CONCATENATE(&quot;u&quot;; [.G145])" office:value-type="string" office:string-value="u36" calcext:value-type="string">
            <text:p>u36</text:p>
          </table:table-cell>
          <table:table-cell table:formula="of:=[.G144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1" calcext:value-type="float">
            <text:p>201</text:p>
          </table:table-cell>
          <table:table-cell table:style-name="ce15"/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formula="of:=CONCATENATE(&quot;u&quot;; [.G146])" office:value-type="string" office:string-value="u37" calcext:value-type="string">
            <text:p>u37</text:p>
          </table:table-cell>
          <table:table-cell table:formula="of:=[.G145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2" calcext:value-type="float">
            <text:p>202</text:p>
          </table:table-cell>
          <table:table-cell table:style-name="ce15"/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formula="of:=CONCATENATE(&quot;u&quot;; [.G147])" office:value-type="string" office:string-value="u38" calcext:value-type="string">
            <text:p>u38</text:p>
          </table:table-cell>
          <table:table-cell table:formula="of:=[.G146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YUVSUE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table:formula="of:=CONCATENATE(&quot;u&quot;; [.G148])" office:value-type="string" office:string-value="u39" calcext:value-type="string">
            <text:p>u39</text:p>
          </table:table-cell>
          <table:table-cell table:formula="of:=[.G147]+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BEYSEF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table:formula="of:=CONCATENATE(&quot;u&quot;; [.G149])" office:value-type="string" office:string-value="u40" calcext:value-type="string">
            <text:p>u40</text:p>
          </table:table-cell>
          <table:table-cell table:formula="of:=[.G148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IDIWOH02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table:formula="of:=CONCATENATE(&quot;u&quot;; [.G150])" office:value-type="string" office:string-value="u41" calcext:value-type="string">
            <text:p>u41</text:p>
          </table:table-cell>
          <table:table-cell table:formula="of:=[.G149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LASYOU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table:formula="of:=CONCATENATE(&quot;u&quot;; [.G151])" office:value-type="string" office:string-value="u42" calcext:value-type="string">
            <text:p>u42</text:p>
          </table:table-cell>
          <table:table-cell table:formula="of:=[.G150]+1" office:value-type="float" office:value="42" calcext:value-type="float">
            <text:p>4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1:26:30.4533320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2-01-26T14:38:32.294656984</dc:date>
    <meta:editing-duration>PT20H23M43S</meta:editing-duration>
    <meta:editing-cycles>30</meta:editing-cycles>
    <meta:generator>LibreOffice/7.2.5.2$Linux_X86_64 LibreOffice_project/20$Build-2</meta:generator>
    <meta:document-statistic meta:table-count="5" meta:cell-count="6236" meta:object-count="0"/>
  </office:meta>
</office:document-meta>
</file>